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7000001D2A16CC135E3978D2B.png" manifest:media-type="image/png"/>
  <manifest:file-entry manifest:full-path="Pictures/1000020100000408000001CD4005DC64F8D09594.png" manifest:media-type="image/png"/>
  <manifest:file-entry manifest:full-path="Pictures/1000020100000402000001CB4029C5B931F2EF36.png" manifest:media-type="image/png"/>
  <manifest:file-entry manifest:full-path="Pictures/10000201000003FF000001D28ACD7E12B04D8952.png" manifest:media-type="image/png"/>
  <manifest:file-entry manifest:full-path="Pictures/10000201000002D2000002176B8C7DA6B72358B5.png" manifest:media-type="image/png"/>
  <manifest:file-entry manifest:full-path="Pictures/100002010000026C000000FD3C0811135019BA10.png" manifest:media-type="image/png"/>
  <manifest:file-entry manifest:full-path="Pictures/10000201000002C90000027574942CC73B3EBE46.png" manifest:media-type="image/png"/>
  <manifest:file-entry manifest:full-path="Pictures/100002010000035900000103EA390EB200F622EE.png" manifest:media-type="image/png"/>
  <manifest:file-entry manifest:full-path="Pictures/1000020100000405000001CEF8CEA17D10DFF105.png" manifest:media-type="image/png"/>
  <manifest:file-entry manifest:full-path="Pictures/10000201000003BB0000007FD56CD27BD9C21C41.png" manifest:media-type="image/png"/>
  <manifest:file-entry manifest:full-path="Pictures/10000201000002F10000029FB536CCCD840A987B.png" manifest:media-type="image/png"/>
  <manifest:file-entry manifest:full-path="Pictures/10000201000003D400000189EEE7F947A7152DC8.png" manifest:media-type="image/png"/>
  <manifest:file-entry manifest:full-path="Pictures/10000201000002D00000022235C4046BE3DA71DE.png" manifest:media-type="image/png"/>
  <manifest:file-entry manifest:full-path="Pictures/100002010000040B000001D21CC212973C119C2D.png" manifest:media-type="image/png"/>
  <manifest:file-entry manifest:full-path="Pictures/1000020100000287000000933234C226F28B14C2.png" manifest:media-type="image/png"/>
  <manifest:file-entry manifest:full-path="Pictures/1000020100000327000002498DC2D92E3D30BB07.png" manifest:media-type="image/png"/>
  <manifest:file-entry manifest:full-path="Pictures/100002010000040D000001F557B03B3DC41C0FA1.png" manifest:media-type="image/png"/>
  <manifest:file-entry manifest:full-path="Pictures/10000201000003FE000001C96D873FAA6A81A9B5.png" manifest:media-type="image/png"/>
  <manifest:file-entry manifest:full-path="Pictures/1000020100000389000001DE4A72EBC9BB7A04C5.png" manifest:media-type="image/png"/>
  <manifest:file-entry manifest:full-path="Pictures/10000201000002700000005AFC97A39C307D2995.png" manifest:media-type="image/png"/>
  <manifest:file-entry manifest:full-path="Pictures/10000201000003EA000002525F0E876C8A2E1465.png" manifest:media-type="image/png"/>
  <manifest:file-entry manifest:full-path="Pictures/10000201000002950000021BAB6E01F1617541C0.png" manifest:media-type="image/png"/>
  <manifest:file-entry manifest:full-path="Pictures/10000201000002B500000200A74A7B5248CB8A49.png" manifest:media-type="image/png"/>
  <manifest:file-entry manifest:full-path="Pictures/100002010000025C000000EB3A37949EEA15BE44.png" manifest:media-type="image/png"/>
  <manifest:file-entry manifest:full-path="Pictures/10000201000003BC0000012BA8B6C0DF6A86907A.png" manifest:media-type="image/png"/>
  <manifest:file-entry manifest:full-path="Pictures/100002010000025C000000D268B1C98D3CBC1FF7.png" manifest:media-type="image/png"/>
  <manifest:file-entry manifest:full-path="Pictures/10000201000003FD000001D11584476979154634.png" manifest:media-type="image/png"/>
  <manifest:file-entry manifest:full-path="Pictures/1000020100000404000002617F5914CA65B6D20B.png" manifest:media-type="image/png"/>
  <manifest:file-entry manifest:full-path="Pictures/1000020100000367000001686F72ED4C48E7703D.png" manifest:media-type="image/png"/>
  <manifest:file-entry manifest:full-path="Pictures/10000201000002B800000224BDEE25889099AFEF.png" manifest:media-type="image/png"/>
  <manifest:file-entry manifest:full-path="Pictures/10000201000003A400000217CC3F0A0AAFA6865E.png" manifest:media-type="image/png"/>
  <manifest:file-entry manifest:full-path="Pictures/10000201000003660000021E3D7BEAD00F735D7C.png" manifest:media-type="image/png"/>
  <manifest:file-entry manifest:full-path="Pictures/100002010000034F00000097A57A136F55F5ECBF.png" manifest:media-type="image/png"/>
  <manifest:file-entry manifest:full-path="Pictures/10000201000002AA0000020DDF23279B1A8A2D85.png" manifest:media-type="image/png"/>
  <manifest:file-entry manifest:full-path="Pictures/100002010000031B000000D3EA1A7F7E17B659D9.png" manifest:media-type="image/png"/>
  <manifest:file-entry manifest:full-path="Pictures/10000201000003F9000001C9CA45991E1B95B70D.png" manifest:media-type="image/png"/>
  <manifest:file-entry manifest:full-path="Pictures/100002010000033E000001F4BAF95E1B06C7ABB0.png" manifest:media-type="image/png"/>
  <manifest:file-entry manifest:full-path="Pictures/10000201000003C10000018B288BDA94DD913DF0.png" manifest:media-type="image/png"/>
  <manifest:file-entry manifest:full-path="Pictures/100002010000028D0000013F2965D9CD01DBE5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0.3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draw:style-name="gr1" draw:text-style-name="P1" draw:layer="layout" svg:width="23.591cm" svg:height="13.975cm" svg:x="2.609cm" svg:y="0.825cm">
          <draw:image xlink:href="Pictures/1000020100000404000002617F5914CA65B6D20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24.353cm" svg:height="14.436cm" svg:x="1.247cm" svg:y="0.6cm">
          <draw:image xlink:href="Pictures/10000201000003EA000002525F0E876C8A2E14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23.944cm" svg:height="12.646cm" svg:x="2.13cm" svg:y="1.615cm">
          <draw:image xlink:href="Pictures/1000020100000389000001DE4A72EBC9BB7A04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27.436cm" svg:height="13.255cm" svg:x="0.384cm" svg:y="1.31cm">
          <draw:image xlink:href="Pictures/100002010000040D000001F557B03B3DC41C0F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25.293cm" svg:height="7.91cm" svg:x="1.4cm" svg:y="3cm">
          <draw:image xlink:href="Pictures/10000201000003BC0000012BA8B6C0DF6A8690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5.928cm" svg:height="10.397cm" svg:x="1.138cm" svg:y="2.739cm">
          <draw:image xlink:href="Pictures/10000201000003D400000189EEE7F947A7152D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1" draw:text-style-name="P1" draw:layer="layout" svg:width="25.267cm" svg:height="3.359cm" svg:x="1.468cm" svg:y="6.258cm">
          <draw:image xlink:href="Pictures/10000201000003BB0000007FD56CD27BD9C21C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1" draw:text-style-name="P1" draw:layer="layout" svg:width="25.425cm" svg:height="10.45cm" svg:x="1.389cm" svg:y="2.713cm">
          <draw:image xlink:href="Pictures/10000201000003C10000018B288BDA94DD913D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1" draw:text-style-name="P1" draw:layer="layout" svg:width="23.018cm" svg:height="14.339cm" svg:x="2.593cm" svg:y="0.768cm">
          <draw:image xlink:href="Pictures/10000201000003660000021E3D7BEAD00F735D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1" draw:layer="layout" svg:width="16.403cm" svg:height="6.693cm" svg:x="4.597cm" svg:y="3.4cm">
          <draw:image xlink:href="Pictures/100002010000026C000000FD3C0811135019BA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1" draw:layer="layout" svg:width="19.249cm" svg:height="14.262cm" svg:x="4.351cm" svg:y="0.864cm">
          <draw:image xlink:href="Pictures/10000201000002D2000002176B8C7DA6B72358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1" draw:layer="layout" svg:width="15.735cm" svg:height="14.022cm" svg:x="5.4cm" svg:y="0.6cm">
          <draw:image xlink:href="Pictures/10000201000002F10000029FB536CCCD840A987B.png" xlink:type="simple" xlink:show="embed" xlink:actuate="onLoad" loext:mime-type="image/png">
            <text:p/>
          </draw:image>
        </draw:frame>
        <draw:frame draw:style-name="gr3" draw:text-style-name="P3" draw:layer="layout" svg:width="2.686cm" svg:height="0.962cm" svg:x="1.2cm" svg:y="1.4cm">
          <draw:text-box>
            <text:p>Mockito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" draw:text-style-name="P1" draw:layer="layout" svg:width="19.049cm" svg:height="14.445cm" svg:x="4.577cm" svg:y="0.715cm">
          <draw:image xlink:href="Pictures/10000201000002D00000022235C4046BE3DA71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" draw:text-style-name="P1" draw:layer="layout" svg:width="15cm" svg:height="13.233cm" svg:x="2cm" svg:y="1cm">
          <draw:image xlink:href="Pictures/10000201000002C90000027574942CC73B3EBE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1" draw:layer="layout" svg:width="15.98cm" svg:height="6.217cm" svg:x="1cm" svg:y="0.6cm">
          <draw:image xlink:href="Pictures/100002010000025C000000EB3A37949EEA15BE44.png" xlink:type="simple" xlink:show="embed" xlink:actuate="onLoad" loext:mime-type="image/png">
            <text:p/>
          </draw:image>
        </draw:frame>
        <draw:frame draw:style-name="gr1" draw:text-style-name="P1" draw:layer="layout" svg:width="15.98cm" svg:height="5.555cm" svg:x="2.8cm" svg:y="7.4cm">
          <draw:image xlink:href="Pictures/100002010000025C000000D268B1C98D3CBC1F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1" draw:layer="layout" svg:width="17.905cm" svg:height="14.097cm" svg:x="1.495cm" svg:y="0.75cm">
          <draw:image xlink:href="Pictures/10000201000002B800000224BDEE25889099AF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" draw:text-style-name="P1" draw:layer="layout" svg:width="19.22cm" svg:height="14.2cm" svg:x="3.18cm" svg:y="0.8cm">
          <draw:image xlink:href="Pictures/10000201000002B500000200A74A7B5248CB8A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" draw:text-style-name="P1" draw:layer="layout" svg:width="21.427cm" svg:height="12.299cm" svg:x="3.373cm" svg:y="1.6cm">
          <draw:image xlink:href="Pictures/10000201000003A400000217CC3F0A0AAFA686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1" draw:text-style-name="P1" draw:layer="layout" svg:width="17.198cm" svg:height="5.197cm" svg:x="9.202cm" svg:y="10cm">
          <draw:image xlink:href="Pictures/100002010000035900000103EA390EB200F622EE.png" xlink:type="simple" xlink:show="embed" xlink:actuate="onLoad" loext:mime-type="image/png">
            <text:p/>
          </draw:image>
        </draw:frame>
        <draw:frame draw:style-name="gr1" draw:text-style-name="P1" draw:layer="layout" svg:width="23.044cm" svg:height="9.524cm" svg:x="1.8cm" svg:y="0.8cm">
          <draw:image xlink:href="Pictures/1000020100000367000001686F72ED4C48E770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draw:frame draw:style-name="gr1" draw:text-style-name="P1" draw:layer="layout" svg:width="22.409cm" svg:height="3.994cm" svg:x="0.991cm" svg:y="1.2cm">
          <draw:image xlink:href="Pictures/100002010000034F00000097A57A136F55F5ECBF.png" xlink:type="simple" xlink:show="embed" xlink:actuate="onLoad" loext:mime-type="image/png">
            <text:p/>
          </draw:image>
        </draw:frame>
        <draw:frame draw:style-name="gr1" draw:text-style-name="P1" draw:layer="layout" svg:width="21.033cm" svg:height="5.582cm" svg:x="2.167cm" svg:y="6.6cm">
          <draw:image xlink:href="Pictures/100002010000031B000000D3EA1A7F7E17B659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style-name="gr1" draw:text-style-name="P1" draw:layer="layout" svg:width="21.959cm" svg:height="13.228cm" svg:x="3cm" svg:y="1.2cm">
          <draw:image xlink:href="Pictures/100002010000033E000001F4BAF95E1B06C7AB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draw:frame draw:style-name="gr1" draw:text-style-name="P1" draw:layer="layout" svg:width="16.024cm" svg:height="12.335cm" svg:x="2.6cm" svg:y="1.6cm">
          <draw:image xlink:href="Pictures/10000201000002AA0000020DDF23279B1A8A2D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draw:frame draw:style-name="gr1" draw:text-style-name="P1" draw:layer="layout" svg:width="18.574cm" svg:height="13.464cm" svg:x="4.226cm" svg:y="1cm">
          <draw:image xlink:href="Pictures/1000020100000327000002498DC2D92E3D30BB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draw:frame presentation:style-name="pr2" draw:layer="layout" svg:width="17cm" svg:height="1.737cm" svg:x="4.6cm" svg:y="0.263cm" presentation:class="title" presentation:user-transformed="true">
          <draw:text-box>
            <text:p>Bibliotecas de Matcher</text:p>
          </draw:text-box>
        </draw:frame>
        <draw:frame draw:style-name="gr1" draw:text-style-name="P1" draw:layer="layout" svg:width="17.118cm" svg:height="3.888cm" svg:x="1cm" svg:y="2cm">
          <draw:image xlink:href="Pictures/1000020100000287000000933234C226F28B14C2.png" xlink:type="simple" xlink:show="embed" xlink:actuate="onLoad" loext:mime-type="image/png">
            <text:p/>
          </draw:image>
        </draw:frame>
        <draw:frame draw:style-name="gr1" draw:text-style-name="P1" draw:layer="layout" svg:width="16.509cm" svg:height="2.38cm" svg:x="2.291cm" svg:y="6.2cm">
          <draw:image xlink:href="Pictures/10000201000002700000005AFC97A39C307D2995.png" xlink:type="simple" xlink:show="embed" xlink:actuate="onLoad" loext:mime-type="image/png">
            <text:p/>
          </draw:image>
        </draw:frame>
        <draw:frame draw:style-name="gr1" draw:text-style-name="P1" draw:layer="layout" svg:width="15.4cm" svg:height="7.522cm" svg:x="12cm" svg:y="7.678cm">
          <draw:image xlink:href="Pictures/100002010000028D0000013F2965D9CD01DBE5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frame draw:style-name="gr1" draw:text-style-name="P1" draw:layer="layout" svg:width="17.488cm" svg:height="14.26cm" svg:x="5.358cm" svg:y="0.835cm">
          <draw:image xlink:href="Pictures/10000201000002950000021BAB6E01F1617541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1" draw:style-name="dp1" draw:master-page-name="Padrão">
        <draw:frame draw:style-name="gr1" draw:text-style-name="P1" draw:layer="layout" svg:width="27.039cm" svg:height="12.09cm" svg:x="0.582cm" svg:y="1.92cm">
          <draw:image xlink:href="Pictures/10000201000003FE000001C96D873FAA6A81A9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2" draw:style-name="dp1" draw:master-page-name="Padrão">
        <draw:frame draw:style-name="gr1" draw:text-style-name="P1" draw:layer="layout" svg:width="27.066cm" svg:height="12.329cm" svg:x="0.569cm" svg:y="2.564cm">
          <draw:image xlink:href="Pictures/10000201000003FF000001D28ACD7E12B04D895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3" draw:style-name="dp1" draw:master-page-name="Padrão">
        <draw:frame draw:style-name="gr1" draw:text-style-name="P1" draw:layer="layout" svg:width="27.145cm" svg:height="12.143cm" svg:x="0.529cm" svg:y="2.657cm">
          <draw:image xlink:href="Pictures/1000020100000402000001CB4029C5B931F2EF3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4" draw:style-name="dp1" draw:master-page-name="Padrão">
        <draw:frame draw:style-name="gr1" draw:text-style-name="P1" draw:layer="layout" svg:width="27.225cm" svg:height="12.223cm" svg:x="0.489cm" svg:y="2.617cm">
          <draw:image xlink:href="Pictures/1000020100000405000001CEF8CEA17D10DFF10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5" draw:style-name="dp1" draw:master-page-name="Padrão">
        <draw:frame draw:style-name="gr1" draw:text-style-name="P1" draw:layer="layout" svg:width="27.304cm" svg:height="12.196cm" svg:x="0.45cm" svg:y="2.631cm">
          <draw:image xlink:href="Pictures/1000020100000408000001CD4005DC64F8D0959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6" draw:style-name="dp1" draw:master-page-name="Padrão">
        <draw:frame draw:style-name="gr1" draw:text-style-name="P1" draw:layer="layout" svg:width="27.304cm" svg:height="12.196cm" svg:x="0.45cm" svg:y="2.631cm">
          <draw:image xlink:href="Pictures/1000020100000408000001CD4005DC64F8D0959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7" draw:style-name="dp1" draw:master-page-name="Padrão">
        <draw:frame draw:style-name="gr1" draw:text-style-name="P1" draw:layer="layout" svg:width="26.907cm" svg:height="12.09cm" svg:x="0.648cm" svg:y="2.684cm">
          <draw:image xlink:href="Pictures/10000201000003F9000001C9CA45991E1B95B70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8" draw:style-name="dp1" draw:master-page-name="Padrão">
        <draw:frame draw:style-name="gr1" draw:text-style-name="P1" draw:layer="layout" svg:width="27.383cm" svg:height="12.329cm" svg:x="0.41cm" svg:y="2.564cm">
          <draw:image xlink:href="Pictures/100002010000040B000001D21CC212973C119C2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09" draw:style-name="dp1" draw:master-page-name="Padrão">
        <draw:frame draw:style-name="gr1" draw:text-style-name="P1" draw:layer="layout" svg:width="27.278cm" svg:height="12.329cm" svg:x="0.463cm" svg:y="2.564cm">
          <draw:image xlink:href="Pictures/1000020100000407000001D2A16CC135E3978D2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_10" draw:style-name="dp1" draw:master-page-name="Padrão">
        <draw:frame draw:style-name="gr1" draw:text-style-name="P1" draw:layer="layout" svg:width="24.405cm" svg:height="11.114cm" svg:x="1.395cm" svg:y="2.578cm">
          <draw:image xlink:href="Pictures/10000201000003FD000001D1158447697915463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4:37:17.031110630</meta:creation-date>
    <dc:date>2021-03-25T17:27:15.231595227</dc:date>
    <meta:editing-duration>PT39M4S</meta:editing-duration>
    <meta:editing-cycles>5</meta:editing-cycles>
    <meta:generator>LibreOffice/6.4.6.2$Linux_X86_64 LibreOffice_project/40$Build-2</meta:generator>
    <meta:document-statistic meta:object-count="133"/>
  </office:meta>
</office:document-meta>
</file>